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graphics1" text:anchor-type="as-char" svg:width="1.032cm" svg:height="0.847cm" draw:z-index="0"><draw:image xlink:href="../../odt/images/004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линомиаль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1" draw:name="graphics2" text:anchor-type="as-char" svg:width="2.09cm" svg:height="1.667cm" draw:z-index="0"><draw:image xlink:href="../../odt/images/004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2" draw:name="Объект1" text:anchor-type="as-char" svg:width="10.779cm" svg:height="0.77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2" draw:name="Объект2" text:anchor-type="as-char" svg:width="2.471cm" svg:height="0.621cm" draw:z-index="0"><draw:object xlink:href="./Object 2" xlink:type="simple" xlink:show="embed" xlink:actuate="onLoad"/><draw:image xlink:href="./ObjectReplacements/Object 2" xlink:type="simple" xlink:show="embed" xlink:actuate="onLoad"/></draw:frame> – коэффициенты <text:span text:style-name="T8">полинома</text:span>, <text:s/><draw:frame draw:style-name="fr2" draw:name="Объект3" text:anchor-type="as-char" svg:width="2.618cm" svg:height="0.621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8">й и выходной сигналы, </text:span><text:span text:style-name="T8"><draw:frame draw:style-name="fr2" draw:name="Объект7" text:anchor-type="as-char" svg:width="0.3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8">– номер строки матрицы коэффициентов и элемента выходного вектора.</text:span></text:p>
            <text:p text:style-name="Text_20_body"><text:span text:style-name="T3">Свойство</text:span><text:span text:style-name="T2">:</text:span></text:p>
            <text:list xml:id="list3032732285191143472" text:style-name="L1">
              <text:list-item>
                <text:p text:style-name="P5"><text:span text:style-name="T1">Коэффициенты полинома – матрица коэффициентов </text:span><text:span text:style-name="T1"><draw:frame draw:style-name="fr2" draw:name="Объект5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, где в каждой строке заданы значения коэффициентов полинома для соответствующего элемента выходного вектора.</text:span></text:p>
              </text:list-item>
            </text:list>
            <text:p text:style-name="Text_20_body"><text:span text:style-name="T10">Примечани</text:span><text:span text:style-name="T9">я</text:span>:</text:p>
            <text:list xml:id="list8688081237324667838" text:style-name="L2">
              <text:list-item>
                <text:p text:style-name="P6">По умолчанию данный блок реализует полиномиальное преобразование <text:span text:style-name="T11">скалярного</text:span> входного сигнала со свойством<draw:frame draw:style-name="fr2" draw:name="Object1" text:anchor-type="as-char" svg:width="2.695cm" svg:height="0.56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6"><text:span text:style-name="T4">Именованные свойства задаются как </text:span><text:span text:style-name="T5">локальные</text:span><text:span text:style-name="T6"> переменные модели (или субмодели) во вкладке </text:span><text:span text:style-name="T5">Параметры</text:span><text:span text:style-name="T6"> или как глобальные сигналы проекта при помощи пункта главного меню </text:span><text:span text:style-name="T5">Графика</text:span><text:span text:style-name="T6"> </text:span><text:span text:style-name="T7">→</text:span><text:span text:style-name="T6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иальная функция</dc:title>
    <dc:date>2012-03-30T20:20:49.11</dc:date>
    <meta:generator>OpenOffice_Beta/4.1.0$Win32 OpenOffice.org_project/410m14$Build-9760</meta:generator>
    <meta:editing-duration>PT2H41M1S</meta:editing-duration>
    <meta:editing-cycles>142</meta:editing-cycles>
    <meta:document-statistic meta:table-count="1" meta:image-count="2" meta:object-count="6" meta:page-count="1" meta:paragraph-count="14" meta:word-count="97" meta:character-count="719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row>
              <mn>1,</mn>
              <mi>i</mi>
            </mrow>
          </msub>
          <mo stretchy="false">+</mo>
          <mrow>
            <msub>
              <mi>a</mi>
              <mrow>
                <mn>2,</mn>
                <mi>i</mi>
              </mrow>
            </msub>
            <mo stretchy="false">⋅</mo>
            <msub>
              <mi>x</mi>
              <mi>i</mi>
            </msub>
          </mrow>
        </mrow>
      </mrow>
      <mrow>
        <mrow>
          <mrow>
            <mrow>
              <mo stretchy="false">(</mo>
              <mrow>
                <mi>t</mi>
              </mrow>
              <mo stretchy="false">)</mo>
            </mrow>
            <mo stretchy="false">+</mo>
            <mrow>
              <msub>
                <mi>a</mi>
                <mrow>
                  <mn>3,</mn>
                  <mi>i</mi>
                </mrow>
              </msub>
              <mo stretchy="false">⋅</mo>
              <msup>
                <mfenced open="(" close=")"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  <mn>2</mn>
              </msup>
            </mrow>
          </mrow>
          <mo stretchy="false">+</mo>
          <mn>...</mn>
        </mrow>
        <mo stretchy="false">+</mo>
        <mrow>
          <msub>
            <mi>a</mi>
            <mrow>
              <mi>n</mi>
              <mi>,</mi>
              <mi>i</mi>
            </mrow>
          </msub>
          <mo stretchy="false">⋅</mo>
          <msup>
            <mfenced open="(" close=")">
              <mrow>
                <msub>
                  <mi>x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y_i(t) = a_{1,i} + a_{2,i} cdot x_i(t) + a_{3,i} cdot left ( x_i(t) right )^2 + ...+a_{n,i} cdot left (x_i(t) right )^{n-1}</annotation>
  </semantics>
</math>
</file>

<file path=Object 2/content.xml><?xml version="1.0" encoding="utf-8"?>
<math xmlns="http://www.w3.org/1998/Math/MathML">
  <semantics>
    <mrow>
      <msub>
        <mi>a</mi>
        <mrow>
          <mn>1,</mn>
          <mi>i</mi>
        </mrow>
      </msub>
      <mi/>
      <mn>...</mn>
      <mi/>
      <msub>
        <mi>a</mi>
        <mrow>
          <mi>n</mi>
          <mi>,</mi>
          <mi>i</mi>
        </mrow>
      </msub>
    </mrow>
    <annotation encoding="StarMath 5.0">a_{1,i}~...~a_{n,i}</annotation>
  </semantics>
</math>
</file>

<file path=Object 3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x_i(t),~y_i(t)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o stretchy="false">[</mo>
          <mrow>
            <mn>0,0</mn>
            <mn>,0</mn>
            <mn>,1</mn>
          </mrow>
          <mo stretchy="false">]</mo>
        </mrow>
      </mrow>
    </mrow>
    <annotation encoding="StarMath 5.0">a=[0,0,0,1]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i</mi>
    </mrow>
    <annotation encoding="StarMath 5.0">i</annotation>
  </semantics>
</math>
</file>